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Worst case</text:p>
          </table:table-cell>
          <table:table-cell office:value-type="string" calcext:value-type="string">
            <text:p>typical case</text:p>
          </table:table-cell>
          <table:table-cell office:value-type="string" calcext:value-type="string">
            <text:p>Best case</text:p>
          </table:table-cell>
        </table:table-row>
        <table:table-row table:style-name="ro2">
          <table:table-cell office:value-type="string" calcext:value-type="string">
            <text:p>fp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bytes/frm, 640x480</text:p>
          </table:table-cell>
          <table:table-cell table:number-columns-repeated="3" office:value-type="float" office:value="614400" calcext:value-type="float">
            <text:p>614400</text:p>
          </table:table-cell>
        </table:table-row>
        <table:table-row table:style-name="ro3">
          <table:table-cell office:value-type="string" calcext:value-type="string">
            <text:p>bytes/frm, 320x240</text:p>
          </table:table-cell>
          <table:table-cell table:formula="of:=[.B3]/4" office:value-type="float" office:value="153600" calcext:value-type="float">
            <text:p>153600</text:p>
          </table:table-cell>
          <table:table-cell table:formula="of:=[.C3]/4" office:value-type="float" office:value="153600" calcext:value-type="float">
            <text:p>153600</text:p>
          </table:table-cell>
          <table:table-cell table:formula="of:=[.D3]/4" office:value-type="float" office:value="153600" calcext:value-type="float">
            <text:p>153600</text:p>
          </table:table-cell>
        </table:table-row>
        <table:table-row table:style-name="ro1">
          <table:table-cell office:value-type="string" calcext:value-type="string">
            <text:p>Bps, 640</text:p>
          </table:table-cell>
          <table:table-cell table:formula="of:=[.B3]*[.B2]" office:value-type="float" office:value="3072000" calcext:value-type="float">
            <text:p>3072000</text:p>
          </table:table-cell>
          <table:table-cell table:formula="of:=[.C3]*[.C2]" office:value-type="float" office:value="7372800" calcext:value-type="float">
            <text:p>7372800</text:p>
          </table:table-cell>
          <table:table-cell table:formula="of:=[.D3]*[.D2]" office:value-type="float" office:value="18432000" calcext:value-type="float">
            <text:p>18432000</text:p>
          </table:table-cell>
        </table:table-row>
        <table:table-row table:style-name="ro1">
          <table:table-cell office:value-type="string" calcext:value-type="string">
            <text:p>Bps, 320</text:p>
          </table:table-cell>
          <table:table-cell table:formula="of:=[.B4]*[.B2]" office:value-type="float" office:value="768000" calcext:value-type="float">
            <text:p>768000</text:p>
          </table:table-cell>
          <table:table-cell table:formula="of:=[.C4]*[.C2]" office:value-type="float" office:value="1843200" calcext:value-type="float">
            <text:p>1843200</text:p>
          </table:table-cell>
          <table:table-cell table:formula="of:=[.D4]*[.D2]" office:value-type="float" office:value="4608000" calcext:value-type="float">
            <text:p>460800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Mbsp, 640</text:p>
          </table:table-cell>
          <table:table-cell table:formula="of:=[.B5]/1024/1024*8" office:value-type="float" office:value="23.4375" calcext:value-type="float">
            <text:p>23.4375</text:p>
          </table:table-cell>
          <table:table-cell table:formula="of:=[.C5]/1024/1024*8" office:value-type="float" office:value="56.25" calcext:value-type="float">
            <text:p>56.25</text:p>
          </table:table-cell>
          <table:table-cell table:formula="of:=[.D5]/1024/1024*8" office:value-type="float" office:value="140.625" calcext:value-type="float">
            <text:p>140.625</text:p>
          </table:table-cell>
        </table:table-row>
        <table:table-row table:style-name="ro3">
          <table:table-cell office:value-type="string" calcext:value-type="string">
            <text:p>Mbps, 320</text:p>
          </table:table-cell>
          <table:table-cell table:formula="of:=[.B6]/1024/1024*8" office:value-type="float" office:value="5.859375" calcext:value-type="float">
            <text:p>5.859375</text:p>
          </table:table-cell>
          <table:table-cell table:formula="of:=[.C6]/1024/1024*8" office:value-type="float" office:value="14.0625" calcext:value-type="float">
            <text:p>14.0625</text:p>
          </table:table-cell>
          <table:table-cell table:formula="of:=[.D6]/1024/1024*8" office:value-type="float" office:value="35.15625" calcext:value-type="float">
            <text:p>35.1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Johnson</meta:initial-creator>
    <meta:creation-date>2014-02-22T00:54:17.227891762</meta:creation-date>
    <dc:date>2014-02-22T10:59:09.560977410</dc:date>
    <dc:creator>Karl Johnson</dc:creator>
    <meta:editing-duration>PT9H49M41S</meta:editing-duration>
    <meta:editing-cycles>1</meta:editing-cycles>
    <meta:document-statistic meta:table-count="1" meta:cell-count="31" meta:object-count="0"/>
    <meta:generator>LibreOffice/4.1.3.2$Linux_X86_64 LibreOffice_project/410m0$Build-2</meta:generator>
  </office:meta>
</office:document-meta>
</file>